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Resumen unidad 1:</text:p>
      <text:p text:style-name="P2">En esta unidad<text:s/>pudimos aprender<text:s/>cómo funcionan las computadoras. Primero, vemos el<text:s/><text:span text:style-name="T3">sistema binario</text:span>, que es el lenguaje que usan las máquinas para procesar información usando solo ceros y unos. Luego, exploramos la<text:s/><text:span text:style-name="T4">lógica</text:span>, que nos ayuda a entender cómo tomar decisiones y resolver problemas de manera organizada.</text:p>
      <text:p text:style-name="P5">Después, conocemos los<text:s/><text:span text:style-name="T6">algoritmos</text:span>, que son como recetas paso a paso para que las computadoras realicen tareas. También aprendemos sobre<text:s/><text:span text:style-name="T7">programación</text:span>, que es la forma en que damos instrucciones a una computadora para que haga lo que queremos.</text:p>
      <text:p text:style-name="P8">Por último, descubrimos los<text:s/><text:span text:style-name="T9">editores de texto y entornos de desarrollo</text:span>, que son herramientas que nos ayudan a escribir y probar código de manera más fácil y eficien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2323907 - ELMER LEONEL DE LA CRUZ FUENTES</meta:initial-creator>
    <dc:creator>2323907 - ELMER LEONEL DE LA CRUZ FUENTES</dc:creator>
    <meta:creation-date>2025-02-18T04:50:00Z</meta:creation-date>
    <dc:date>2025-02-18T04:55:00Z</dc:date>
    <meta:template xlink:href="Normal" xlink:type="simple"/>
    <meta:editing-cycles>1</meta:editing-cycles>
    <meta:editing-duration>PT300S</meta:editing-duration>
    <meta:document-statistic meta:page-count="1" meta:paragraph-count="1" meta:word-count="113" meta:character-count="739" meta:row-count="5" meta:non-whitespace-character-count="627"/>
  </office:meta>
</office:document-meta>
</file>